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39a13" officeooo:paragraph-rsid="00139a13" style:font-size-asian="16pt" style:font-size-complex="16pt"/>
    </style:style>
    <style:style style:name="P2" style:family="paragraph" style:parent-style-name="Standard">
      <style:text-properties fo:font-size="16pt" officeooo:rsid="0014e620" officeooo:paragraph-rsid="0014e620" style:font-size-asian="16pt" style:font-size-complex="16pt"/>
    </style:style>
    <style:style style:name="P3" style:family="paragraph" style:parent-style-name="Standard">
      <style:text-properties fo:font-size="16pt" officeooo:rsid="001661c6" officeooo:paragraph-rsid="001661c6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blic static void arry(int[] arr){</text:p>
      <text:p text:style-name="P1"><text:s text:c="4"/><text:tab/><text:tab/> <text:s/>//使用Arrays工具类调用toString方法把数组转化为字符串</text:p>
      <text:p text:style-name="P1"><text:s text:c="4"/><text:tab/><text:tab/> <text:s/>//具体对象也可以调用</text:p>
      <text:p text:style-name="P1"><text:s text:c="13"/>String a=Arrays.toString(arr);</text:p>
      <text:p text:style-name="P1"><text:s text:c="13"/>System.out.println(a);</text:p>
      <text:p text:style-name="P1"><text:s text:c="4"/><text:tab/> <text:s/>}</text:p>
      <text:p text:style-name="P1">//使用Arrays工具类调用sort方法来对数组排序</text:p>
      <text:p text:style-name="P1"><text:s text:c="4"/><text:tab/> <text:s/>/*public static void arrysort(int[] arr){</text:p>
      <text:p text:style-name="P1"><text:s text:c="4"/><text:tab/><text:tab/> <text:s/>Arrays.sort(arr);</text:p>
      <text:p text:style-name="P1"><text:s text:c="4"/><text:tab/><text:tab/> <text:s/>arry(arr);</text:p>
      <text:p text:style-name="P1"><text:s text:c="4"/><text:tab/> <text:s/>}*/</text:p>
      <text:p text:style-name="P1"><text:s text:c="4"/><text:tab/> <text:s/>//根据索引可对指定位置进行排序</text:p>
      <text:p text:style-name="P1"><text:s text:c="4"/><text:tab/> <text:s/>public static void arrysort1(int[] arr){</text:p>
      <text:p text:style-name="P1"><text:s text:c="4"/><text:tab/><text:tab/> <text:s/>Arrays.sort(arr, 1, 4);</text:p>
      <text:p text:style-name="P1"><text:s text:c="4"/><text:tab/><text:tab/> <text:s/>arry(arr);</text:p>
      <text:p text:style-name="P1"><text:s text:c="4"/><text:tab/> <text:s/>}</text:p>
      <text:p text:style-name="P2"><text:s text:c="2"/>//可以使用Arrays工具类对数组进行二分法查找</text:p>
      <text:p text:style-name="P2"><text:s text:c="6"/>}public static int erfen(int [] arr,int va){</text:p>
      <text:p text:style-name="P2"><text:s text:c="4"/><text:tab/> return Arrays.binarySearch(arr, va);</text:p>
      <text:p text:style-name="P2"><text:s text:c="6"/>}</text:p>
      <text:p text:style-name="P3"><text:s/>//把数组转换成List集合</text:p>
      <text:p text:style-name="P3"><text:s text:c="4"/><text:tab/> Integer [] arr={2,4,3,56,67,82};</text:p>
      <text:p text:style-name="P3"><text:s text:c="4"/><text:tab/> List&lt;Integer&gt; il= Arrays.asList(arr);</text:p>
      <text:p text:style-name="P3"><text:s text:c="9"/>System.out.println(il);</text:p>
      <text:p text:style-name="P3"><text:s text:c="9"/>//从数组转换过来的List不能操作</text:p>
      <text:p text:style-name="P3"><text:s text:c="9"/>//可以进行修改但不能添加或删除等操作</text:p>
      <text:p text:style-name="P3"><text:s text:c="9"/>il.set(3, 5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38S</meta:editing-duration>
    <meta:editing-cycles>4</meta:editing-cycles>
    <meta:generator>LibreOffice/5.3.0.3$Windows_X86_64 LibreOffice_project/7074905676c47b82bbcfbea1aeefc84afe1c50e1</meta:generator>
    <dc:date>2018-01-21T22:31:58.974000000</dc:date>
    <meta:document-statistic meta:table-count="0" meta:image-count="0" meta:object-count="0" meta:page-count="1" meta:paragraph-count="27" meta:word-count="172" meta:character-count="768" meta:non-whitespace-character-count="555"/>
    <meta:user-defined meta:name="Info 1"/>
    <meta:user-defined meta:name="Info 2"/>
    <meta:user-defined meta:name="Info 3"/>
    <meta:user-defined meta:name="Info 4"/>
  </office:meta>
</office:document-meta>
</file>